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19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7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29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0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42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4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5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0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62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6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3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65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6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0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78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7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5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80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3" style:family="text">
      <style:text-properties fo:font-size="11.00pt" fo:font-weight="normal" fo:font-family="'Segoe UI Emoji'" style:font-family-asian="'Segoe UI Emoji'" style:font-family-complex="'Segoe UI Emoji'" fo:background-color="transparent" style:use-window-font-color="true"/>
    </style:style>
    <style:style style:name="T82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按照以下内容编写前端</text:span><text:span text:style-name="T2">：</text:span><text:span text:style-name="T3"/></text:p>
      <text:p text:style-name="P1"><text:span text:style-name="T4"/></text:p>
      <text:p text:style-name="P1"><text:span text:style-name="T5">&gt;<text:s/></text:span><text:span text:style-name="T6">💎</text:span><text:span text:style-name="T7"><text:s/></text:span><text:span text:style-name="T8">**</text:span><text:span text:style-name="T9">链上高端对战赌场风格产品</text:span><text:span text:style-name="T10">**</text:span><text:span text:style-name="T11"/></text:p>
      <text:p text:style-name="P1"><text:span text:style-name="T12"/></text:p>
      <text:p text:style-name="P1"><text:span text:style-name="T13">我会从产品结构<text:s/></text:span><text:span text:style-name="T14">→<text:s/></text:span><text:span text:style-name="T15">页面结构<text:s/></text:span><text:span text:style-name="T16">→<text:s/></text:span><text:span text:style-name="T17">UI</text:span><text:span text:style-name="T18">视觉<text:s/></text:span><text:span text:style-name="T19">→<text:s/></text:span><text:span text:style-name="T20">动效<text:s/></text:span><text:span text:style-name="T21">→<text:s/></text:span><text:span text:style-name="T22">交互<text:s/></text:span><text:span text:style-name="T23">→<text:s/></text:span><text:span text:style-name="T24">状态流<text:s/></text:span><text:span text:style-name="T25">→<text:s/></text:span><text:span text:style-name="T26">观战<text:s/></text:span><text:span text:style-name="T27">→<text:s/></text:span><text:span text:style-name="T28">错误处理</text:span><text:span text:style-name="T29"/></text:p>
      <text:p text:style-name="P1"><text:span text:style-name="T30">给你一份完整的前端<text:s/></text:span><text:span text:style-name="T31">UI &amp;<text:s/></text:span><text:span text:style-name="T32">需求规划文档</text:span><text:span text:style-name="T33">。</text:span><text:span text:style-name="T34"/></text:p>
      <text:p text:style-name="P1"><text:span text:style-name="T35"/></text:p>
      <text:p text:style-name="P1"><text:span text:style-name="T36">---</text:span><text:span text:style-name="T37"/></text:p>
      <text:p text:style-name="P1"><text:span text:style-name="T38"/></text:p>
      <text:p text:style-name="P1"><text:span text:style-name="T39">#<text:s/></text:span><text:span text:style-name="T40">🎩</text:span><text:span text:style-name="T41"><text:s/></text:span><text:span text:style-name="T42">Card</text:span><text:span text:style-name="T43">9<text:s/></text:span><text:span text:style-name="T44">Chain<text:s/></text:span><text:span text:style-name="T45">—<text:s/></text:span><text:span text:style-name="T46">前端完整设计规划</text:span><text:span text:style-name="T47">（Casino Premium<text:s/></text:span><text:span text:style-name="T48">风格</text:span><text:span text:style-name="T49">）</text:span><text:span text:style-name="T50"/></text:p>
      <text:p text:style-name="P1"><text:span text:style-name="T51"/></text:p>
      <text:p text:style-name="P1"><text:span text:style-name="T52">---</text:span><text:span text:style-name="T53"/></text:p>
      <text:p text:style-name="P1"><text:span text:style-name="T54"/></text:p>
      <text:p text:style-name="P1"><text:span text:style-name="T55">#<text:s/></text:span><text:span text:style-name="T56">一</text:span><text:span text:style-name="T57">、</text:span><text:span text:style-name="T58">整体视觉定位</text:span><text:span text:style-name="T59"/></text:p>
      <text:p text:style-name="P1"><text:span text:style-name="T60"/></text:p>
      <text:p text:style-name="P1"><text:span text:style-name="T61">##<text:s/></text:span><text:span text:style-name="T62">🎯</text:span><text:span text:style-name="T63"><text:s/></text:span><text:span text:style-name="T64">视觉关键词</text:span><text:span text:style-name="T65"/></text:p>
      <text:p text:style-name="P1"><text:span text:style-name="T66"/></text:p>
      <text:p text:style-name="P1"><text:span text:style-name="T67">*<text:s/></text:span><text:span text:style-name="T68">高端</text:span><text:span text:style-name="T69"/></text:p>
      <text:p text:style-name="P1"><text:span text:style-name="T70">*<text:s/></text:span><text:span text:style-name="T71">冷静</text:span><text:span text:style-name="T72"/></text:p>
      <text:p text:style-name="P1"><text:span text:style-name="T73">*<text:s/></text:span><text:span text:style-name="T74">金融级安全感</text:span><text:span text:style-name="T75"/></text:p>
      <text:p text:style-name="P1"><text:span text:style-name="T76">*<text:s/></text:span><text:span text:style-name="T77">链上透明</text:span><text:span text:style-name="T78"/></text:p>
      <text:p text:style-name="P1"><text:span text:style-name="T79">*<text:s/></text:span><text:span text:style-name="T80">私人赌场包间感</text:span><text:span text:style-name="T81"/></text:p>
      <text:p text:style-name="P1"><text:span text:style-name="T82">*<text:s/></text:span><text:span text:style-name="T83">黑金主色调</text:span><text:span text:style-name="T84"/></text:p>
      <text:p text:style-name="P1"><text:span text:style-name="T85"/></text:p>
      <text:p text:style-name="P1"><text:span text:style-name="T86">---</text:span><text:span text:style-name="T87"/></text:p>
      <text:p text:style-name="P1"><text:span text:style-name="T88"/></text:p>
      <text:p text:style-name="P1"><text:span text:style-name="T89">##<text:s/></text:span><text:span text:style-name="T90">🎨</text:span><text:span text:style-name="T91"><text:s/></text:span><text:span text:style-name="T92">色彩系统</text:span><text:span text:style-name="T93"/></text:p>
      <text:p text:style-name="P1"><text:span text:style-name="T94"/></text:p>
      <text:p text:style-name="P1"><text:span text:style-name="T95">|<text:s/></text:span><text:span text:style-name="T96">用途<text:s text:c="4"/></text:span><text:span text:style-name="T97">|<text:s/></text:span><text:span text:style-name="T98">颜色<text:s text:c="11"/></text:span><text:span text:style-name="T99">|</text:span><text:span text:style-name="T100"/></text:p>
      <text:p text:style-name="P1"><text:span text:style-name="T101">| ----- | ------------ |</text:span><text:span text:style-name="T102"/></text:p>
      <text:p text:style-name="P1"><text:span text:style-name="T103">|<text:s/></text:span><text:span text:style-name="T104">主背景<text:s text:c="3"/></text:span><text:span text:style-name="T105">| #</text:span><text:span text:style-name="T106">0</text:span><text:span text:style-name="T107">B</text:span><text:span text:style-name="T108">0</text:span><text:span text:style-name="T109">F</text:span><text:span text:style-name="T110">1</text:span><text:span text:style-name="T111">A<text:s/></text:span><text:span text:style-name="T112">深夜蓝黑<text:s/></text:span><text:span text:style-name="T113">|</text:span><text:span text:style-name="T114"/></text:p>
      <text:p text:style-name="P1"><text:span text:style-name="T115">|<text:s/></text:span><text:span text:style-name="T116">卡牌区背景<text:s/></text:span><text:span text:style-name="T117">| #</text:span><text:span text:style-name="T118">121826<text:s/></text:span><text:span text:style-name="T119">深灰蓝<text:s text:c="2"/></text:span><text:span text:style-name="T120">|</text:span><text:span text:style-name="T121"/></text:p>
      <text:p text:style-name="P1"><text:span text:style-name="T122">|<text:s/></text:span><text:span text:style-name="T123">强调金色<text:s text:c="2"/></text:span><text:span text:style-name="T124">| #D</text:span><text:span text:style-name="T125">4</text:span><text:span text:style-name="T126">AF</text:span><text:span text:style-name="T127">37<text:s text:c="6"/></text:span><text:span text:style-name="T128">|</text:span><text:span text:style-name="T129"/></text:p>
      <text:p text:style-name="P1"><text:span text:style-name="T130">|<text:s/></text:span><text:span text:style-name="T131">成功绿<text:s text:c="3"/></text:span><text:span text:style-name="T132">| #</text:span><text:span text:style-name="T133">00</text:span><text:span text:style-name="T134">C</text:span><text:span text:style-name="T135">896<text:s text:c="6"/></text:span><text:span text:style-name="T136">|</text:span><text:span text:style-name="T137"/></text:p>
      <text:p text:style-name="P1"><text:span text:style-name="T138">|<text:s/></text:span><text:span text:style-name="T139">警告橙<text:s text:c="3"/></text:span><text:span text:style-name="T140">| #FF</text:span><text:span text:style-name="T141">9</text:span><text:span text:style-name="T142">F</text:span><text:span text:style-name="T143">43<text:s text:c="6"/></text:span><text:span text:style-name="T144">|</text:span><text:span text:style-name="T145"/></text:p>
      <text:p text:style-name="P1"><text:span text:style-name="T146">|<text:s/></text:span><text:span text:style-name="T147">危险红<text:s text:c="3"/></text:span><text:span text:style-name="T148">| #FF</text:span><text:span text:style-name="T149">4</text:span><text:span text:style-name="T150">D</text:span><text:span text:style-name="T151">4</text:span><text:span text:style-name="T152">F<text:s text:c="6"/>|</text:span><text:span text:style-name="T153"/></text:p>
      <text:p text:style-name="P1"><text:span text:style-name="T154">|<text:s/></text:span><text:span text:style-name="T155">冷光蓝<text:s text:c="3"/></text:span><text:span text:style-name="T156">| #</text:span><text:span text:style-name="T157">3</text:span><text:span text:style-name="T158">A</text:span><text:span text:style-name="T159">8</text:span><text:span text:style-name="T160">DFF<text:s text:c="6"/>|</text:span><text:span text:style-name="T161"/></text:p>
      <text:p text:style-name="P1"><text:span text:style-name="T162"/></text:p>
      <text:p text:style-name="P1"><text:span text:style-name="T163">---</text:span><text:span text:style-name="T164"/></text:p>
      <text:p text:style-name="P1"><text:span text:style-name="T165"/></text:p>
      <text:p text:style-name="P1"><text:span text:style-name="T166">##<text:s/></text:span><text:span text:style-name="T167">✨</text:span><text:span text:style-name="T168"><text:s/></text:span><text:span text:style-name="T169">风格参考</text:span><text:span text:style-name="T170"/></text:p>
      <text:p text:style-name="P1"><text:span text:style-name="T171"/></text:p>
      <text:p text:style-name="P1"><text:span text:style-name="T172">*<text:s/></text:span><text:span text:style-name="T173">澳门高端赌厅</text:span><text:span text:style-name="T174"/></text:p>
      <text:p text:style-name="P1"><text:span text:style-name="T175">*<text:s/></text:span><text:span text:style-name="T176">线上加密交易所暗黑</text:span><text:span text:style-name="T177">UI</text:span><text:span text:style-name="T178"/></text:p>
      <text:p text:style-name="P1"><text:span text:style-name="T179">* PokerStars</text:span><text:span text:style-name="T180">高端桌面版</text:span><text:span text:style-name="T181"/></text:p>
      <text:p text:style-name="P1"><text:span text:style-name="T182"/></text:p>
      <text:p text:style-name="P1"><text:span text:style-name="T183">---</text:span><text:span text:style-name="T184"/></text:p>
      <text:p text:style-name="P1"><text:span text:style-name="T185"/></text:p>
      <text:p text:style-name="P1"><text:span text:style-name="T186">#<text:s/></text:span><text:span text:style-name="T187">二</text:span><text:span text:style-name="T188">、</text:span><text:span text:style-name="T189">整体页面结构规划</text:span><text:span text:style-name="T190"/></text:p>
      <text:p text:style-name="P1"><text:span text:style-name="T191"/></text:p>
      <text:p text:style-name="P1"><text:span text:style-name="T192">---</text:span><text:span text:style-name="T193"/></text:p>
      <text:p text:style-name="P1"><text:span text:style-name="T194"/></text:p>
      <text:p text:style-name="P1"><text:span text:style-name="T195">#<text:s/></text:span><text:span text:style-name="T196">1️</text:span><text:span text:style-name="T197">⃣</text:span><text:span text:style-name="T198"><text:s/></text:span><text:span text:style-name="T199">首页<text:s/></text:span><text:span text:style-name="T200">/<text:s/></text:span><text:span text:style-name="T201">大厅</text:span><text:span text:style-name="T202">（Lobby）</text:span><text:span text:style-name="T203"/></text:p>
      <text:p text:style-name="P1"><text:span text:style-name="T204"/></text:p>
      <text:p text:style-name="P1"><text:span text:style-name="T205">##<text:s/></text:span><text:span text:style-name="T206">页面结构</text:span><text:span text:style-name="T207"/></text:p>
      <text:p text:style-name="P1"><text:span text:style-name="T208"/></text:p>
      <text:p text:style-name="P1"><text:span text:style-name="T209">```</text:span><text:span text:style-name="T210"/></text:p>
      <text:p text:style-name="P1"><text:span text:style-name="T211">┌────────────────────────────┐</text:span><text:span text:style-name="T212"/></text:p>
      <text:p text:style-name="P1"><text:span text:style-name="T213">│<text:s/></text:span><text:span text:style-name="T214">Logo |<text:s/></text:span><text:span text:style-name="T215">钱包地址<text:s/></text:span><text:span text:style-name="T216">|<text:s/></text:span><text:span text:style-name="T217">余额<text:s/></text:span><text:span text:style-name="T218">|<text:s/></text:span><text:span text:style-name="T219">网络<text:s/></text:span><text:span text:style-name="T220">│</text:span><text:span text:style-name="T221"/></text:p>
      <text:p text:style-name="P1"><text:span text:style-name="T222">├────────────────────────────┤</text:span><text:span text:style-name="T223"/></text:p>
      <text:p text:style-name="P1"><text:span text:style-name="T224">│<text:s text:c="6"/></text:span><text:span text:style-name="T225">Card</text:span><text:span text:style-name="T226">9<text:s/></text:span><text:span text:style-name="T227">Chain<text:s/></text:span><text:span text:style-name="T228">标题<text:s text:c="7"/></text:span><text:span text:style-name="T229">│</text:span><text:span text:style-name="T230"/></text:p>
      <text:p text:style-name="P1"><text:span text:style-name="T231">│<text:s text:c="3"/></text:span><text:span text:style-name="T232">"On-Chain Competitive Duel"<text:s/></text:span><text:span text:style-name="T233">│</text:span><text:span text:style-name="T234"/></text:p>
      <text:p text:style-name="P1"><text:span text:style-name="T235">├────────────────────────────┤</text:span><text:span text:style-name="T236"/></text:p>
      <text:p text:style-name="P1"><text:span text:style-name="T237">│<text:s text:c="2"/></text:span><text:span text:style-name="T238">新手对决卡片<text:s text:c="3"/>高手对决卡片<text:s/></text:span><text:span text:style-name="T239">│</text:span><text:span text:style-name="T240"/></text:p>
      <text:p text:style-name="P1"><text:span text:style-name="T241">│<text:s text:c="2"/></text:span><text:span text:style-name="T242">20</text:span><text:span text:style-name="T243">U<text:s text:c="11"/></text:span><text:span text:style-name="T244">200</text:span><text:span text:style-name="T245">U<text:s text:c="9"/></text:span><text:span text:style-name="T246">│</text:span><text:span text:style-name="T247"/></text:p>
      <text:p text:style-name="P1"><text:span text:style-name="T248">│<text:s text:c="2"/></text:span><text:span text:style-name="T249">余额<text:s/></text:span><text:span text:style-name="T250">≥<text:s/></text:span><text:span text:style-name="T251">180</text:span><text:span text:style-name="T252">U<text:s text:c="4"/></text:span><text:span text:style-name="T253">余额<text:s/></text:span><text:span text:style-name="T254">≥<text:s/></text:span><text:span text:style-name="T255">1800</text:span><text:span text:style-name="T256">U<text:s/></text:span><text:span text:style-name="T257">│</text:span><text:span text:style-name="T258"/></text:p>
      <text:p text:style-name="P1"><text:span text:style-name="T259">│<text:s text:c="2"/></text:span><text:span text:style-name="T260">[</text:span><text:span text:style-name="T261">开始匹配</text:span><text:span text:style-name="T262">]<text:s text:c="6"/>[</text:span><text:span text:style-name="T263">开始匹配</text:span><text:span text:style-name="T264">]<text:s text:c="2"/></text:span><text:span text:style-name="T265">│</text:span><text:span text:style-name="T266"/></text:p>
      <text:p text:style-name="P1"><text:span text:style-name="T267">```</text:span><text:span text:style-name="T268"/></text:p>
      <text:p text:style-name="P1"><text:span text:style-name="T269"/></text:p>
      <text:p text:style-name="P1"><text:span text:style-name="T270">---</text:span><text:span text:style-name="T271"/></text:p>
      <text:p text:style-name="P1"><text:span text:style-name="T272"/></text:p>
      <text:p text:style-name="P1"><text:span text:style-name="T273">##<text:s/></text:span><text:span text:style-name="T274">功能点</text:span><text:span text:style-name="T275"/></text:p>
      <text:p text:style-name="P1"><text:span text:style-name="T276"/></text:p>
      <text:p text:style-name="P1"><text:span text:style-name="T277">*<text:s/></text:span><text:span text:style-name="T278">显示钱包余额</text:span><text:span text:style-name="T279"/></text:p>
      <text:p text:style-name="P1"><text:span text:style-name="T280">*<text:s/></text:span><text:span text:style-name="T281">自动检测是否满足门槛</text:span><text:span text:style-name="T282"/></text:p>
      <text:p text:style-name="P1"><text:span text:style-name="T283">*<text:s/></text:span><text:span text:style-name="T284">不满足按钮置灰</text:span><text:span text:style-name="T285"/></text:p>
      <text:p text:style-name="P1"><text:span text:style-name="T286">*<text:s/></text:span><text:span text:style-name="T287">显示当前在线人数</text:span><text:span text:style-name="T288"/></text:p>
      <text:p text:style-name="P1"><text:span text:style-name="T289">*<text:s/></text:span><text:span text:style-name="T290">显示匹配中人数</text:span><text:span text:style-name="T291"/></text:p>
      <text:p text:style-name="P1"><text:span text:style-name="T292"/></text:p>
      <text:p text:style-name="P1"><text:span text:style-name="T293">---</text:span><text:span text:style-name="T294"/></text:p>
      <text:p text:style-name="P1"><text:span text:style-name="T295"/></text:p>
      <text:p text:style-name="P1"><text:span text:style-name="T296">#<text:s/></text:span><text:span text:style-name="T297">2️</text:span><text:span text:style-name="T298">⃣</text:span><text:span text:style-name="T299"><text:s/></text:span><text:span text:style-name="T300">匹配状态界面</text:span><text:span text:style-name="T301"/></text:p>
      <text:p text:style-name="P1"><text:span text:style-name="T302"/></text:p>
      <text:p text:style-name="P1"><text:span text:style-name="T303">匹配分三阶段</text:span><text:span text:style-name="T304">：</text:span><text:span text:style-name="T305"/></text:p>
      <text:p text:style-name="P1"><text:span text:style-name="T306"/></text:p>
      <text:p text:style-name="P1"><text:span text:style-name="T307">---</text:span><text:span text:style-name="T308"/></text:p>
      <text:p text:style-name="P1"><text:span text:style-name="T309"/></text:p>
      <text:p text:style-name="P1"><text:span text:style-name="T310">##<text:s/></text:span><text:span text:style-name="T311">阶段</text:span><text:span text:style-name="T312">1</text:span><text:span text:style-name="T313">：MATCHING</text:span><text:span text:style-name="T314"/></text:p>
      <text:p text:style-name="P1"><text:span text:style-name="T315"/></text:p>
      <text:p text:style-name="P1"><text:span text:style-name="T316">视觉设计</text:span><text:span text:style-name="T317">：</text:span><text:span text:style-name="T318"/></text:p>
      <text:p text:style-name="P1"><text:span text:style-name="T319"/></text:p>
      <text:p text:style-name="P1"><text:span text:style-name="T320">*<text:s/></text:span><text:span text:style-name="T321">中央出现旋转金色筹码</text:span><text:span text:style-name="T322"/></text:p>
      <text:p text:style-name="P1"><text:span text:style-name="T323">*<text:s/></text:span><text:span text:style-name="T324">文案</text:span><text:span text:style-name="T325">：Searching Opponent</text:span><text:span text:style-name="T326">…</text:span><text:span text:style-name="T327"/></text:p>
      <text:p text:style-name="P1"><text:span text:style-name="T328">*<text:s/></text:span><text:span text:style-name="T329">下方显示<text:s/></text:span><text:span text:style-name="T330">stake</text:span><text:span text:style-name="T331"/></text:p>
      <text:p text:style-name="P1"><text:span text:style-name="T332">*<text:s/></text:span><text:span text:style-name="T333">“</text:span><text:span text:style-name="T334">取消匹配</text:span><text:span text:style-name="T335">”</text:span><text:span text:style-name="T336">按钮</text:span><text:span text:style-name="T337"/></text:p>
      <text:p text:style-name="P1"><text:span text:style-name="T338"/></text:p>
      <text:p text:style-name="P1"><text:span text:style-name="T339">---</text:span><text:span text:style-name="T340"/></text:p>
      <text:p text:style-name="P1"><text:span text:style-name="T341"/></text:p>
      <text:p text:style-name="P1"><text:span text:style-name="T342">##<text:s/></text:span><text:span text:style-name="T343">阶段</text:span><text:span text:style-name="T344">2</text:span><text:span text:style-name="T345">：PENDING_LOCK（</text:span><text:span text:style-name="T346">关键阶段</text:span><text:span text:style-name="T347">）</text:span><text:span text:style-name="T348"/></text:p>
      <text:p text:style-name="P1"><text:span text:style-name="T349"/></text:p>
      <text:p text:style-name="P1"><text:span text:style-name="T350">界面变化</text:span><text:span text:style-name="T351">：</text:span><text:span text:style-name="T352"/></text:p>
      <text:p text:style-name="P1"><text:span text:style-name="T353"/></text:p>
      <text:p text:style-name="P1"><text:span text:style-name="T354">*<text:s/></text:span><text:span text:style-name="T355">背景略微变亮</text:span><text:span text:style-name="T356"/></text:p>
      <text:p text:style-name="P1"><text:span text:style-name="T357">*<text:s/></text:span><text:span text:style-name="T358">中央出现</text:span><text:span text:style-name="T359">：</text:span><text:span text:style-name="T360"/></text:p>
      <text:p text:style-name="P1"><text:span text:style-name="T361"/></text:p>
      <text:p text:style-name="P1"><text:span text:style-name="T362"><text:s text:c="2"/>*<text:s/></text:span><text:span text:style-name="T363">对手钱包地址</text:span><text:span text:style-name="T364"/></text:p>
      <text:p text:style-name="P1"><text:span text:style-name="T365"><text:s text:c="2"/>* stake</text:span><text:span text:style-name="T366"/></text:p>
      <text:p text:style-name="P1"><text:span text:style-name="T367"><text:s text:c="2"/>*<text:s/></text:span><text:span text:style-name="T368">15</text:span><text:span text:style-name="T369">秒倒计时圆环</text:span><text:span text:style-name="T370"/></text:p>
      <text:p text:style-name="P1"><text:span text:style-name="T371">*<text:s/></text:span><text:span text:style-name="T372">钱包确认提示</text:span><text:span text:style-name="T373"/></text:p>
      <text:p text:style-name="P1"><text:span text:style-name="T374"/></text:p>
      <text:p text:style-name="P1"><text:span text:style-name="T375">下方</text:span><text:span text:style-name="T376">：</text:span><text:span text:style-name="T377"/></text:p>
      <text:p text:style-name="P1"><text:span text:style-name="T378"/></text:p>
      <text:p text:style-name="P1"><text:span text:style-name="T379">```</text:span><text:span text:style-name="T380"/></text:p>
      <text:p text:style-name="P1"><text:span text:style-name="T381">[</text:span><text:span text:style-name="T382">确认冻结资金</text:span><text:span text:style-name="T383">]</text:span><text:span text:style-name="T384"/></text:p>
      <text:p text:style-name="P1"><text:span text:style-name="T385">[</text:span><text:span text:style-name="T386">取消匹配</text:span><text:span text:style-name="T387">]</text:span><text:span text:style-name="T388"/></text:p>
      <text:p text:style-name="P1"><text:span text:style-name="T389">```</text:span><text:span text:style-name="T390"/></text:p>
      <text:p text:style-name="P1"><text:span text:style-name="T391"/></text:p>
      <text:p text:style-name="P1"><text:span text:style-name="T392">---</text:span><text:span text:style-name="T393"/></text:p>
      <text:p text:style-name="P1"><text:span text:style-name="T394"/></text:p>
      <text:p text:style-name="P1"><text:span text:style-name="T395">##<text:s/></text:span><text:span text:style-name="T396">阶段</text:span><text:span text:style-name="T397">3</text:span><text:span text:style-name="T398">：</text:span><text:span text:style-name="T399">锁定成功</text:span><text:span text:style-name="T400"/></text:p>
      <text:p text:style-name="P1"><text:span text:style-name="T401"/></text:p>
      <text:p text:style-name="P1"><text:span text:style-name="T402">动画</text:span><text:span text:style-name="T403">：</text:span><text:span text:style-name="T404"/></text:p>
      <text:p text:style-name="P1"><text:span text:style-name="T405"/></text:p>
      <text:p text:style-name="P1"><text:span text:style-name="T406">*<text:s/></text:span><text:span text:style-name="T407">桌面灯光亮起</text:span><text:span text:style-name="T408"/></text:p>
      <text:p text:style-name="P1"><text:span text:style-name="T409">*<text:s/></text:span><text:span text:style-name="T410">发牌音效</text:span><text:span text:style-name="T411"/></text:p>
      <text:p text:style-name="P1"><text:span text:style-name="T412">*<text:s/></text:span><text:span text:style-name="T413">进入对局页面</text:span><text:span text:style-name="T414"/></text:p>
      <text:p text:style-name="P1"><text:span text:style-name="T415"/></text:p>
      <text:p text:style-name="P1"><text:span text:style-name="T416">---</text:span><text:span text:style-name="T417"/></text:p>
      <text:p text:style-name="P1"><text:span text:style-name="T418"/></text:p>
      <text:p text:style-name="P1"><text:span text:style-name="T419">#<text:s/></text:span><text:span text:style-name="T420">3️</text:span><text:span text:style-name="T421">⃣</text:span><text:span text:style-name="T422"><text:s/></text:span><text:span text:style-name="T423">对局界面</text:span><text:span text:style-name="T424">（</text:span><text:span text:style-name="T425">核心</text:span><text:span text:style-name="T426">）</text:span><text:span text:style-name="T427"/></text:p>
      <text:p text:style-name="P1"><text:span text:style-name="T428"/></text:p>
      <text:p text:style-name="P1"><text:span text:style-name="T429">这是整个产品的灵魂</text:span><text:span text:style-name="T430">。</text:span><text:span text:style-name="T431"/></text:p>
      <text:p text:style-name="P1"><text:span text:style-name="T432"/></text:p>
      <text:p text:style-name="P1"><text:span text:style-name="T433">---</text:span><text:span text:style-name="T434"/></text:p>
      <text:p text:style-name="P1"><text:span text:style-name="T435"/></text:p>
      <text:p text:style-name="P1"><text:span text:style-name="T436">##<text:s/></text:span><text:span text:style-name="T437">页面整体结构</text:span><text:span text:style-name="T438"/></text:p>
      <text:p text:style-name="P1"><text:span text:style-name="T439"/></text:p>
      <text:p text:style-name="P1"><text:span text:style-name="T440">```</text:span><text:span text:style-name="T441"/></text:p>
      <text:p text:style-name="P1"><text:span text:style-name="T442">┌────────────────────────────┐</text:span><text:span text:style-name="T443"/></text:p>
      <text:p text:style-name="P1"><text:span text:style-name="T444">│<text:s text:c="2"/></text:span><text:span text:style-name="T445">对手信息<text:s text:c="19"/></text:span><text:span text:style-name="T446">│</text:span><text:span text:style-name="T447"/></text:p>
      <text:p text:style-name="P1"><text:span text:style-name="T448">│<text:s text:c="2"/></text:span><text:span text:style-name="T449">钱包地址<text:s/></text:span><text:span text:style-name="T450">|<text:s/></text:span><text:span text:style-name="T451">已锁定资金<text:s text:c="8"/></text:span><text:span text:style-name="T452">│</text:span><text:span text:style-name="T453"/></text:p>
      <text:p text:style-name="P1"><text:span text:style-name="T454">├────────────────────────────┤</text:span><text:span text:style-name="T455"/></text:p>
      <text:p text:style-name="P1"><text:span text:style-name="T456">│<text:s text:c="11"/></text:span><text:span text:style-name="T457">对手牌区<text:s text:c="11"/></text:span><text:span text:style-name="T458">│</text:span><text:span text:style-name="T459"/></text:p>
      <text:p text:style-name="P1"><text:span text:style-name="T460">│<text:s text:c="7"/></text:span><text:span text:style-name="T461">[</text:span><text:span text:style-name="T462">隐藏或翻背</text:span><text:span text:style-name="T463">]<text:s text:c="11"/></text:span><text:span text:style-name="T464">│</text:span><text:span text:style-name="T465"/></text:p>
      <text:p text:style-name="P1"><text:span text:style-name="T466">├────────────────────────────┤</text:span><text:span text:style-name="T467"/></text:p>
      <text:p text:style-name="P1"><text:span text:style-name="T468">│─────────<text:s/></text:span><text:span text:style-name="T469">赌桌分割线<text:s/></text:span><text:span text:style-name="T470">────────│</text:span><text:span text:style-name="T471"/></text:p>
      <text:p text:style-name="P1"><text:span text:style-name="T472">│<text:s text:c="3"/></text:span><text:span text:style-name="T473">15</text:span><text:span text:style-name="T474">秒倒计时圆形进度条<text:s text:c="8"/></text:span><text:span text:style-name="T475">│</text:span><text:span text:style-name="T476"/></text:p>
      <text:p text:style-name="P1"><text:span text:style-name="T477">│<text:s text:c="3"/></text:span><text:span text:style-name="T478">[</text:span><text:span text:style-name="T479">认输按钮</text:span><text:span text:style-name="T480">]<text:s text:c="16"/></text:span><text:span text:style-name="T481">│</text:span><text:span text:style-name="T482"/></text:p>
      <text:p text:style-name="P1"><text:span text:style-name="T483">└────────────────────────────┘</text:span><text:span text:style-name="T484"/></text:p>
      <text:p text:style-name="P1"><text:span text:style-name="T485">│<text:s text:c="6"/></text:span><text:span text:style-name="T486">A</text:span><text:span text:style-name="T487">组<text:s text:c="32"/></text:span><text:span text:style-name="T488">B</text:span><text:span text:style-name="T489">组<text:s text:c="11"/></text:span><text:span text:style-name="T490">│</text:span><text:span text:style-name="T491"/></text:p>
      <text:p text:style-name="P1"><text:span text:style-name="T492">│<text:s text:c="2"/></text:span><text:span text:style-name="T493">点数显示<text:s text:c="30"/>点数显示<text:s text:c="8"/></text:span><text:span text:style-name="T494">│</text:span><text:span text:style-name="T495"/></text:p>
      <text:p text:style-name="P1"><text:span text:style-name="T496">├────────────────────────────┤</text:span><text:span text:style-name="T497"/></text:p>
      <text:p text:style-name="P1"><text:span text:style-name="T498">│<text:s text:c="10"/></text:span><text:span text:style-name="T499">玩家牌区<text:s text:c="12"/></text:span><text:span text:style-name="T500">│</text:span><text:span text:style-name="T501"/></text:p>
      <text:p text:style-name="P1"><text:span text:style-name="T502">│<text:s text:c="2"/></text:span><text:span text:style-name="T503">[</text:span><text:span text:style-name="T504">卡牌</text:span><text:span text:style-name="T505">1</text:span><text:span text:style-name="T506">] [</text:span><text:span text:style-name="T507">卡牌</text:span><text:span text:style-name="T508">2</text:span><text:span text:style-name="T509">] [</text:span><text:span text:style-name="T510">卡牌</text:span><text:span text:style-name="T511">3</text:span><text:span text:style-name="T512">] [</text:span><text:span text:style-name="T513">卡牌</text:span><text:span text:style-name="T514">4</text:span><text:span text:style-name="T515">]<text:s/></text:span><text:span text:style-name="T516">│</text:span><text:span text:style-name="T517"/></text:p>
      <text:p text:style-name="P1"><text:span text:style-name="T518"/></text:p>
      <text:p text:style-name="P1"><text:span text:style-name="T519">├────────────────────────────┤</text:span><text:span text:style-name="T520"/></text:p>
      <text:p text:style-name="P1"><text:span text:style-name="T521"/></text:p>
      <text:p text:style-name="P1"><text:span text:style-name="T522">```</text:span><text:span text:style-name="T523"/></text:p>
      <text:p text:style-name="P1"><text:span text:style-name="T524"/></text:p>
      <text:p text:style-name="P1"><text:span text:style-name="T525">---</text:span><text:span text:style-name="T526"/></text:p>
      <text:p text:style-name="P1"><text:span text:style-name="T527"/></text:p>
      <text:p text:style-name="P1"><text:span text:style-name="T528">#<text:s/></text:span><text:span text:style-name="T529">四</text:span><text:span text:style-name="T530">、</text:span><text:span text:style-name="T531">牌区设计</text:span><text:span text:style-name="T532">（</text:span><text:span text:style-name="T533">重点</text:span><text:span text:style-name="T534">）</text:span><text:span text:style-name="T535"/></text:p>
      <text:p text:style-name="P1"><text:span text:style-name="T536"/></text:p>
      <text:p text:style-name="P1"><text:span text:style-name="T537">---</text:span><text:span text:style-name="T538"/></text:p>
      <text:p text:style-name="P1"><text:span text:style-name="T539"/></text:p>
      <text:p text:style-name="P1"><text:span text:style-name="T540">##<text:s/></text:span><text:span text:style-name="T541">🎴</text:span><text:span text:style-name="T542"><text:s/></text:span><text:span text:style-name="T543">固定<text:s/></text:span><text:span text:style-name="T544">4<text:s/></text:span><text:span text:style-name="T545">个牌位</text:span><text:span text:style-name="T546"/></text:p>
      <text:p text:style-name="P1"><text:span text:style-name="T547"/></text:p>
      <text:p text:style-name="P1"><text:span text:style-name="T548">```</text:span><text:span text:style-name="T549"/></text:p>
      <text:p text:style-name="P1"><text:span text:style-name="T550">[</text:span><text:span text:style-name="T551">1</text:span><text:span text:style-name="T552">] [</text:span><text:span text:style-name="T553">2</text:span><text:span text:style-name="T554">]<text:s text:c="3"/></text:span><text:span text:style-name="T555">←<text:s/></text:span><text:span text:style-name="T556">A</text:span><text:span text:style-name="T557">组</text:span><text:span text:style-name="T558"/></text:p>
      <text:p text:style-name="P1"><text:span text:style-name="T559">[</text:span><text:span text:style-name="T560">3</text:span><text:span text:style-name="T561">] [</text:span><text:span text:style-name="T562">4</text:span><text:span text:style-name="T563">]<text:s text:c="3"/></text:span><text:span text:style-name="T564">←<text:s/></text:span><text:span text:style-name="T565">B</text:span><text:span text:style-name="T566">组</text:span><text:span text:style-name="T567"/></text:p>
      <text:p text:style-name="P1"><text:span text:style-name="T568">```</text:span><text:span text:style-name="T569"/></text:p>
      <text:p text:style-name="P1"><text:span text:style-name="T570"/></text:p>
      <text:p text:style-name="P1"><text:span text:style-name="T571">可拖动交换位置</text:span><text:span text:style-name="T572">。</text:span><text:span text:style-name="T573"/></text:p>
      <text:p text:style-name="P1"><text:span text:style-name="T574"/></text:p>
      <text:p text:style-name="P1"><text:span text:style-name="T575">---</text:span><text:span text:style-name="T576"/></text:p>
      <text:p text:style-name="P1"><text:span text:style-name="T577"/></text:p>
      <text:p text:style-name="P1"><text:span text:style-name="T578">##<text:s/></text:span><text:span text:style-name="T579">每组上方实时显示</text:span><text:span text:style-name="T580">：</text:span><text:span text:style-name="T581"/></text:p>
      <text:p text:style-name="P1"><text:span text:style-name="T582"/></text:p>
      <text:p text:style-name="P1"><text:span text:style-name="T583">* (</text:span><text:span text:style-name="T584">点数和<text:s/></text:span><text:span text:style-name="T585">%</text:span><text:span text:style-name="T586">10</text:span><text:span text:style-name="T587">)</text:span><text:span text:style-name="T588"/></text:p>
      <text:p text:style-name="P1"><text:span text:style-name="T589">*<text:s/></text:span><text:span text:style-name="T590">十位数</text:span><text:span text:style-name="T591"/></text:p>
      <text:p text:style-name="P1"><text:span text:style-name="T592">*<text:s/></text:span><text:span text:style-name="T593">若有豹子<text:s/></text:span><text:span text:style-name="T594">→<text:s/></text:span><text:span text:style-name="T595">显示<text:s/></text:span><text:span text:style-name="T596">"Pair"</text:span><text:span text:style-name="T597"/></text:p>
      <text:p text:style-name="P1"><text:span text:style-name="T598">*<text:s/></text:span><text:span text:style-name="T599">顺子<text:s/></text:span><text:span text:style-name="T600">/<text:s/></text:span><text:span text:style-name="T601">王炸 不提示</text:span><text:span text:style-name="T602"/></text:p>
      <text:p text:style-name="P1"><text:span text:style-name="T603"/></text:p>
      <text:p text:style-name="P1"><text:span text:style-name="T604">---</text:span><text:span text:style-name="T605"/></text:p>
      <text:p text:style-name="P1"><text:span text:style-name="T606"/></text:p>
      <text:p text:style-name="P1"><text:span text:style-name="T606"/></text:p>
      <text:p text:style-name="P1"><text:span text:style-name="T606"/></text:p>
      <text:p text:style-name="P1"><text:span text:style-name="T607">---</text:span><text:span text:style-name="T608"/></text:p>
      <text:p text:style-name="P1"><text:span text:style-name="T609"/></text:p>
      <text:p text:style-name="P1"><text:span text:style-name="T610">#<text:s/></text:span><text:span text:style-name="T611">五</text:span><text:span text:style-name="T612">、</text:span><text:span text:style-name="T613">对局逻辑视觉反馈</text:span><text:span text:style-name="T614"/></text:p>
      <text:p text:style-name="P1"><text:span text:style-name="T615"/></text:p>
      <text:p text:style-name="P1"><text:span text:style-name="T616">---</text:span><text:span text:style-name="T617"/></text:p>
      <text:p text:style-name="P1"><text:span text:style-name="T618"/></text:p>
      <text:p text:style-name="P1"><text:span text:style-name="T619">##<text:s/></text:span><text:span text:style-name="T620">1️</text:span><text:span text:style-name="T621">⃣</text:span><text:span text:style-name="T622"><text:s/></text:span><text:span text:style-name="T623">倒计时</text:span><text:span text:style-name="T624"/></text:p>
      <text:p text:style-name="P1"><text:span text:style-name="T625"/></text:p>
      <text:p text:style-name="P1"><text:span text:style-name="T626">*<text:s/></text:span><text:span text:style-name="T627">中央大圆环</text:span><text:span text:style-name="T628"/></text:p>
      <text:p text:style-name="P1"><text:span text:style-name="T629">*<text:s/></text:span><text:span text:style-name="T630">15<text:s/></text:span><text:span text:style-name="T631">→<text:s/></text:span><text:span text:style-name="T632">0</text:span><text:span text:style-name="T633"/></text:p>
      <text:p text:style-name="P1"><text:span text:style-name="T634">*<text:s/></text:span><text:span text:style-name="T635">颜色渐变</text:span><text:span text:style-name="T636">：</text:span><text:span text:style-name="T637"/></text:p>
      <text:p text:style-name="P1"><text:span text:style-name="T638"/></text:p>
      <text:p text:style-name="P1"><text:span text:style-name="T639"><text:s text:c="2"/>*<text:s/></text:span><text:span text:style-name="T640">绿色</text:span><text:span text:style-name="T641"/></text:p>
      <text:p text:style-name="P1"><text:span text:style-name="T642"><text:s text:c="2"/>*<text:s/></text:span><text:span text:style-name="T643">黄色</text:span><text:span text:style-name="T644"/></text:p>
      <text:p text:style-name="P1"><text:span text:style-name="T645"><text:s text:c="2"/>*<text:s/></text:span><text:span text:style-name="T646">红色</text:span><text:span text:style-name="T647"/></text:p>
      <text:p text:style-name="P1"><text:span text:style-name="T648"/></text:p>
      <text:p text:style-name="P1"><text:span text:style-name="T649">---</text:span><text:span text:style-name="T650"/></text:p>
      <text:p text:style-name="P1"><text:span text:style-name="T651"/></text:p>
      <text:p text:style-name="P1"><text:span text:style-name="T652">##<text:s/></text:span><text:span text:style-name="T653">2️</text:span><text:span text:style-name="T654">⃣</text:span><text:span text:style-name="T655"><text:s/></text:span><text:span text:style-name="T656">认输按钮</text:span><text:span text:style-name="T657"/></text:p>
      <text:p text:style-name="P1"><text:span text:style-name="T658"/></text:p>
      <text:p text:style-name="P1"><text:span text:style-name="T659">设计</text:span><text:span text:style-name="T660">：</text:span><text:span text:style-name="T661"/></text:p>
      <text:p text:style-name="P1"><text:span text:style-name="T662"/></text:p>
      <text:p text:style-name="P1"><text:span text:style-name="T663">*<text:s/></text:span><text:span text:style-name="T664">红色边框</text:span><text:span text:style-name="T665"/></text:p>
      <text:p text:style-name="P1"><text:span text:style-name="T666">* Hover<text:s/></text:span><text:span text:style-name="T667">闪烁</text:span><text:span text:style-name="T668"/></text:p>
      <text:p text:style-name="P1"><text:span text:style-name="T669">*<text:s/></text:span><text:span text:style-name="T670">点击确认弹窗</text:span><text:span text:style-name="T671">：</text:span><text:span text:style-name="T672"/></text:p>
      <text:p text:style-name="P1"><text:span text:style-name="T673"/></text:p>
      <text:p text:style-name="P1"><text:span text:style-name="T674">"Confirm surrender?"</text:span><text:span text:style-name="T675"/></text:p>
      <text:p text:style-name="P1"><text:span text:style-name="T676"/></text:p>
      <text:p text:style-name="P1"><text:span text:style-name="T677">---</text:span><text:span text:style-name="T678"/></text:p>
      <text:p text:style-name="P1"><text:span text:style-name="T679"/></text:p>
      <text:p text:style-name="P1"><text:span text:style-name="T680">#<text:s/></text:span><text:span text:style-name="T681">六</text:span><text:span text:style-name="T682">、</text:span><text:span text:style-name="T683">结算动画设计</text:span><text:span text:style-name="T684"/></text:p>
      <text:p text:style-name="P1"><text:span text:style-name="T685"/></text:p>
      <text:p text:style-name="P1"><text:span text:style-name="T686">---</text:span><text:span text:style-name="T687"/></text:p>
      <text:p text:style-name="P1"><text:span text:style-name="T688"/></text:p>
      <text:p text:style-name="P1"><text:span text:style-name="T689">##<text:s/></text:span><text:span text:style-name="T690">情况</text:span><text:span text:style-name="T691">1</text:span><text:span text:style-name="T692">：</text:span><text:span text:style-name="T693">胜利</text:span><text:span text:style-name="T694"/></text:p>
      <text:p text:style-name="P1"><text:span text:style-name="T695"/></text:p>
      <text:p text:style-name="P1"><text:span text:style-name="T696">*<text:s/></text:span><text:span text:style-name="T697">金色闪光</text:span><text:span text:style-name="T698"/></text:p>
      <text:p text:style-name="P1"><text:span text:style-name="T699">*<text:s/></text:span><text:span text:style-name="T700">背景发光</text:span><text:span text:style-name="T701"/></text:p>
      <text:p text:style-name="P1"><text:span text:style-name="T702">*<text:s/></text:span><text:span text:style-name="T703">显示</text:span><text:span text:style-name="T704">：</text:span><text:span text:style-name="T705"/></text:p>
      <text:p text:style-name="P1"><text:span text:style-name="T706"/></text:p>
      <text:p text:style-name="P1"><text:span text:style-name="T707">```</text:span><text:span text:style-name="T708"/></text:p>
      <text:p text:style-name="P1"><text:span text:style-name="T709">VICTORY</text:span><text:span text:style-name="T710"/></text:p>
      <text:p text:style-name="P1"><text:span text:style-name="T711">+XX USDT</text:span><text:span text:style-name="T712"/></text:p>
      <text:p text:style-name="P1"><text:span text:style-name="T713">```</text:span><text:span text:style-name="T714"/></text:p>
      <text:p text:style-name="P1"><text:span text:style-name="T715"/></text:p>
      <text:p text:style-name="P1"><text:span text:style-name="T716">---</text:span><text:span text:style-name="T717"/></text:p>
      <text:p text:style-name="P1"><text:span text:style-name="T718"/></text:p>
      <text:p text:style-name="P1"><text:span text:style-name="T719">##<text:s/></text:span><text:span text:style-name="T720">情况</text:span><text:span text:style-name="T721">2</text:span><text:span text:style-name="T722">：</text:span><text:span text:style-name="T723">失败</text:span><text:span text:style-name="T724"/></text:p>
      <text:p text:style-name="P1"><text:span text:style-name="T725"/></text:p>
      <text:p text:style-name="P1"><text:span text:style-name="T726">*<text:s/></text:span><text:span text:style-name="T727">暗色渐变</text:span><text:span text:style-name="T728"/></text:p>
      <text:p text:style-name="P1"><text:span text:style-name="T729">*<text:s/></text:span><text:span text:style-name="T730">显示</text:span><text:span text:style-name="T731">：</text:span><text:span text:style-name="T732"/></text:p>
      <text:p text:style-name="P1"><text:span text:style-name="T733"/></text:p>
      <text:p text:style-name="P1"><text:span text:style-name="T734">```</text:span><text:span text:style-name="T735"/></text:p>
      <text:p text:style-name="P1"><text:span text:style-name="T736">DEFEAT</text:span><text:span text:style-name="T737"/></text:p>
      <text:p text:style-name="P1"><text:span text:style-name="T738">-XX USDT</text:span><text:span text:style-name="T739"/></text:p>
      <text:p text:style-name="P1"><text:span text:style-name="T740">```</text:span><text:span text:style-name="T741"/></text:p>
      <text:p text:style-name="P1"><text:span text:style-name="T742"/></text:p>
      <text:p text:style-name="P1"><text:span text:style-name="T743">---</text:span><text:span text:style-name="T744"/></text:p>
      <text:p text:style-name="P1"><text:span text:style-name="T745"/></text:p>
      <text:p text:style-name="P1"><text:span text:style-name="T746">##<text:s/></text:span><text:span text:style-name="T747">情况</text:span><text:span text:style-name="T748">3</text:span><text:span text:style-name="T749">：</text:span><text:span text:style-name="T750">平局</text:span><text:span text:style-name="T751"/></text:p>
      <text:p text:style-name="P1"><text:span text:style-name="T752"/></text:p>
      <text:p text:style-name="P1"><text:span text:style-name="T753">*<text:s/></text:span><text:span text:style-name="T754">蓝色渐变</text:span><text:span text:style-name="T755"/></text:p>
      <text:p text:style-name="P1"><text:span text:style-name="T756">*<text:s/></text:span><text:span text:style-name="T757">显示</text:span><text:span text:style-name="T758">：</text:span><text:span text:style-name="T759"/></text:p>
      <text:p text:style-name="P1"><text:span text:style-name="T760"/></text:p>
      <text:p text:style-name="P1"><text:span text:style-name="T761">```</text:span><text:span text:style-name="T762"/></text:p>
      <text:p text:style-name="P1"><text:span text:style-name="T763">DRAW</text:span><text:span text:style-name="T764"/></text:p>
      <text:p text:style-name="P1"><text:span text:style-name="T765">Gas fee deducted</text:span><text:span text:style-name="T766"/></text:p>
      <text:p text:style-name="P1"><text:span text:style-name="T767">```</text:span><text:span text:style-name="T768"/></text:p>
      <text:p text:style-name="P1"><text:span text:style-name="T769"/></text:p>
      <text:p text:style-name="P1"><text:span text:style-name="T770">#<text:s/></text:span><text:span text:style-name="T771">八</text:span><text:span text:style-name="T772">、</text:span><text:span text:style-name="T773">错误处理页面</text:span><text:span text:style-name="T774"/></text:p>
      <text:p text:style-name="P1"><text:span text:style-name="T775"/></text:p>
      <text:p text:style-name="P1"><text:span text:style-name="T776">---</text:span><text:span text:style-name="T777"/></text:p>
      <text:p text:style-name="P1"><text:span text:style-name="T778"/></text:p>
      <text:p text:style-name="P1"><text:span text:style-name="T779">##<text:s/></text:span><text:span text:style-name="T780">1️</text:span><text:span text:style-name="T781">⃣</text:span><text:span text:style-name="T782"><text:s/></text:span><text:span text:style-name="T783">网络错误</text:span><text:span text:style-name="T784"/></text:p>
      <text:p text:style-name="P1"><text:span text:style-name="T785"/></text:p>
      <text:p text:style-name="P1"><text:span text:style-name="T786">全屏提示</text:span><text:span text:style-name="T787">：</text:span><text:span text:style-name="T788"/></text:p>
      <text:p text:style-name="P1"><text:span text:style-name="T789"/></text:p>
      <text:p text:style-name="P1"><text:span text:style-name="T790">"Wrong Network<text:s/></text:span><text:span text:style-name="T791">—<text:s/></text:span><text:span text:style-name="T792">Switch to BSC"</text:span><text:span text:style-name="T793"/></text:p>
      <text:p text:style-name="P1"><text:span text:style-name="T794"/></text:p>
      <text:p text:style-name="P1"><text:span text:style-name="T795">按钮</text:span><text:span text:style-name="T796">：</text:span><text:span text:style-name="T797"/></text:p>
      <text:p text:style-name="P1"><text:span text:style-name="T798">Switch Network</text:span><text:span text:style-name="T799"/></text:p>
      <text:p text:style-name="P1"><text:span text:style-name="T800"/></text:p>
      <text:p text:style-name="P1"><text:span text:style-name="T801">---</text:span><text:span text:style-name="T802"/></text:p>
      <text:p text:style-name="P1"><text:span text:style-name="T803"/></text:p>
      <text:p text:style-name="P1"><text:span text:style-name="T804">##<text:s/></text:span><text:span text:style-name="T805">2️</text:span><text:span text:style-name="T806">⃣</text:span><text:span text:style-name="T807"><text:s/></text:span><text:span text:style-name="T808">钱包拒绝签名</text:span><text:span text:style-name="T809"/></text:p>
      <text:p text:style-name="P1"><text:span text:style-name="T810"/></text:p>
      <text:p text:style-name="P1"><text:span text:style-name="T811">Toast</text:span><text:span text:style-name="T812">提示</text:span><text:span text:style-name="T813">：</text:span><text:span text:style-name="T814"/></text:p>
      <text:p text:style-name="P1"><text:span text:style-name="T815"/></text:p>
      <text:p text:style-name="P1"><text:span text:style-name="T816">"Transaction Rejected"</text:span><text:span text:style-name="T817"/></text:p>
      <text:p text:style-name="P1"><text:span text:style-name="T818"/></text:p>
      <text:p text:style-name="P1"><text:span text:style-name="T819">---</text:span><text:span text:style-name="T820"/></text:p>
      <text:p text:style-name="P1"><text:span text:style-name="T821"/></text:p>
      <text:p text:style-name="P1"><text:span text:style-name="T822">##<text:s/></text:span><text:span text:style-name="T823">3️</text:span><text:span text:style-name="T824">⃣</text:span><text:span text:style-name="T825"><text:s/></text:span><text:span text:style-name="T826">Gas</text:span><text:span text:style-name="T827">不足</text:span><text:span text:style-name="T828"/></text:p>
      <text:p text:style-name="P1"><text:span text:style-name="T829"/></text:p>
      <text:p text:style-name="P1"><text:span text:style-name="T830">"Insufficient Gas"</text:span><text:span text:style-name="T831"/></text:p>
      <text:p text:style-name="P1"><text:span text:style-name="T832"/></text:p>
      <text:p text:style-name="P1"><text:span text:style-name="T833">---</text:span><text:span text:style-name="T834"/></text:p>
      <text:p text:style-name="P1"><text:span text:style-name="T835"/></text:p>
      <text:p text:style-name="P1"><text:span text:style-name="T836">#<text:s/></text:span><text:span text:style-name="T837">九</text:span><text:span text:style-name="T838">、</text:span><text:span text:style-name="T839">动画系统规划</text:span><text:span text:style-name="T840"/></text:p>
      <text:p text:style-name="P1"><text:span text:style-name="T841"/></text:p>
      <text:p text:style-name="P1"><text:span text:style-name="T842">---</text:span><text:span text:style-name="T843"/></text:p>
      <text:p text:style-name="P1"><text:span text:style-name="T844"/></text:p>
      <text:p text:style-name="P1"><text:span text:style-name="T845">##<text:s/></text:span><text:span text:style-name="T846">动效原则</text:span><text:span text:style-name="T847"/></text:p>
      <text:p text:style-name="P1"><text:span text:style-name="T848"/></text:p>
      <text:p text:style-name="P1"><text:span text:style-name="T849">*<text:s/></text:span><text:span text:style-name="T850">所有状态转换都有动画</text:span><text:span text:style-name="T851"/></text:p>
      <text:p text:style-name="P1"><text:span text:style-name="T852">*<text:s/></text:span><text:span text:style-name="T853">不出现</text:span><text:span text:style-name="T854">“</text:span><text:span text:style-name="T855">突然跳转</text:span><text:span text:style-name="T856">”</text:span><text:span text:style-name="T857"/></text:p>
      <text:p text:style-name="P1"><text:span text:style-name="T858">*<text:s/></text:span><text:span text:style-name="T859">卡牌翻转使用<text:s/></text:span><text:span text:style-name="T860">3</text:span><text:span text:style-name="T861">D transform</text:span><text:span text:style-name="T862"/></text:p>
      <text:p text:style-name="P1"><text:span text:style-name="T863">*<text:s/></text:span><text:span text:style-name="T864">发牌使用滑入动画</text:span><text:span text:style-name="T865"/></text:p>
      <text:p text:style-name="P1"><text:span text:style-name="T866"/></text:p>
      <text:p text:style-name="P1"><text:span text:style-name="T867">---</text:span><text:span text:style-name="T868"/></text:p>
      <text:p text:style-name="P1"><text:span text:style-name="T869"/></text:p>
      <text:p text:style-name="P1"><text:span text:style-name="T870">#<text:s/></text:span><text:span text:style-name="T871">十</text:span><text:span text:style-name="T872">、</text:span><text:span text:style-name="T873">技术架构建议</text:span><text:span text:style-name="T874"/></text:p>
      <text:p text:style-name="P1"><text:span text:style-name="T875"/></text:p>
      <text:p text:style-name="P1"><text:span text:style-name="T876">---</text:span><text:span text:style-name="T877"/></text:p>
      <text:p text:style-name="P1"><text:span text:style-name="T878"/></text:p>
      <text:p text:style-name="P1"><text:span text:style-name="T879">##<text:s/></text:span><text:span text:style-name="T880">前端栈</text:span><text:span text:style-name="T881"/></text:p>
      <text:p text:style-name="P1"><text:span text:style-name="T882"/></text:p>
      <text:p text:style-name="P1"><text:span text:style-name="T883">* React + Vite</text:span><text:span text:style-name="T884"/></text:p>
      <text:p text:style-name="P1"><text:span text:style-name="T885">* TailwindCSS</text:span><text:span text:style-name="T886"/></text:p>
      <text:p text:style-name="P1"><text:span text:style-name="T887">* Framer Motion</text:span><text:span text:style-name="T888"/></text:p>
      <text:p text:style-name="P1"><text:span text:style-name="T889">* ethers.js</text:span><text:span text:style-name="T890"/></text:p>
      <text:p text:style-name="P1"><text:span text:style-name="T891">* Zustand<text:s/></text:span><text:span text:style-name="T892">状态管理</text:span><text:span text:style-name="T893"/></text:p>
      <text:p text:style-name="P1"><text:span text:style-name="T894"/></text:p>
      <text:p text:style-name="P1"><text:span text:style-name="T895">---</text:span><text:span text:style-name="T896"/></text:p>
      <text:p text:style-name="P1"><text:span text:style-name="T897"/></text:p>
      <text:p text:style-name="P1"><text:span text:style-name="T898">##<text:s/></text:span><text:span text:style-name="T899">状态管理模块</text:span><text:span text:style-name="T900"/></text:p>
      <text:p text:style-name="P1"><text:span text:style-name="T901"/></text:p>
      <text:p text:style-name="P1"><text:span text:style-name="T902">* walletStore</text:span><text:span text:style-name="T903"/></text:p>
      <text:p text:style-name="P1"><text:span text:style-name="T904">* matchStore</text:span><text:span text:style-name="T905"/></text:p>
      <text:p text:style-name="P1"><text:span text:style-name="T906">* gameStore</text:span><text:span text:style-name="T907"/></text:p>
      <text:p text:style-name="P1"><text:span text:style-name="T908">* spectatorStore</text:span><text:span text:style-name="T909"/></text:p>
      <text:p text:style-name="P1"><text:span text:style-name="T910"/></text:p>
      <text:p text:style-name="P1"><text:span text:style-name="T911">---</text:span><text:span text:style-name="T912"/></text:p>
      <text:p text:style-name="P1"><text:span text:style-name="T913"/></text:p>
      <text:p text:style-name="P1"><text:span text:style-name="T914">#<text:s/></text:span><text:span text:style-name="T915">十一</text:span><text:span text:style-name="T916">、</text:span><text:span text:style-name="T917">前端完整需求文档总结</text:span><text:span text:style-name="T918"/></text:p>
      <text:p text:style-name="P1"><text:span text:style-name="T919"/></text:p>
      <text:p text:style-name="P1"><text:span text:style-name="T919"/></text:p>
      <text:p text:style-name="P1"><text:span text:style-name="T920">##<text:s/></text:span><text:span text:style-name="T921">功能模块</text:span><text:span text:style-name="T922"/></text:p>
      <text:p text:style-name="P1"><text:span text:style-name="T923"/></text:p>
      <text:p text:style-name="P1"><text:span text:style-name="T924">*<text:s/></text:span><text:span text:style-name="T925">钱包连接</text:span><text:span text:style-name="T926"/></text:p>
      <text:p text:style-name="P1"><text:span text:style-name="T927">*<text:s/></text:span><text:span text:style-name="T928">网络检测</text:span><text:span text:style-name="T929"/></text:p>
      <text:p text:style-name="P1"><text:span text:style-name="T930">*<text:s/></text:span><text:span text:style-name="T931">匹配系统</text:span><text:span text:style-name="T932"/></text:p>
      <text:p text:style-name="P1"><text:span text:style-name="T933">*<text:s/></text:span><text:span text:style-name="T934">资金确认</text:span><text:span text:style-name="T935"/></text:p>
      <text:p text:style-name="P1"><text:span text:style-name="T936">*<text:s/></text:span><text:span text:style-name="T937">发牌动画</text:span><text:span text:style-name="T938"/></text:p>
      <text:p text:style-name="P1"><text:span text:style-name="T939">*<text:s/></text:span><text:span text:style-name="T940">拖牌系统</text:span><text:span text:style-name="T941"/></text:p>
      <text:p text:style-name="P1"><text:span text:style-name="T942">*<text:s/></text:span><text:span text:style-name="T943">自动</text:span><text:span text:style-name="T944">A/B</text:span><text:span text:style-name="T945">交换</text:span><text:span text:style-name="T946"/></text:p>
      <text:p text:style-name="P1"><text:span text:style-name="T947">*<text:s/></text:span><text:span text:style-name="T948">倒计时系统</text:span><text:span text:style-name="T949"/></text:p>
      <text:p text:style-name="P1"><text:span text:style-name="T950">*<text:s/></text:span><text:span text:style-name="T951">认输逻辑</text:span><text:span text:style-name="T952"/></text:p>
      <text:p text:style-name="P1"><text:span text:style-name="T953">*<text:s/></text:span><text:span text:style-name="T954">结算展示</text:span><text:span text:style-name="T955"/></text:p>
      <text:p text:style-name="P1"><text:span text:style-name="T956"/></text:p>
      <text:p text:style-name="P1"><text:span text:style-name="T956"/></text:p>
      <text:p text:style-name="P1"><text:span text:style-name="T957">---</text:span><text:span text:style-name="T958"/></text:p>
      <text:p text:style-name="P1"><text:span text:style-name="T959"/></text:p>
      <text:p text:style-name="P1"><text:span text:style-name="T960">#<text:s/></text:span><text:span text:style-name="T961">十二</text:span><text:span text:style-name="T962">、</text:span><text:span text:style-name="T963">高端赌场体验增强</text:span><text:span text:style-name="T964"/></text:p>
      <text:p text:style-name="P1"><text:span text:style-name="T965"/></text:p>
      <text:p text:style-name="P1"><text:span text:style-name="T966">增强</text:span><text:span text:style-name="T967">：</text:span><text:span text:style-name="T968"/></text:p>
      <text:p text:style-name="P1"><text:span text:style-name="T969"/></text:p>
      <text:p text:style-name="P1"><text:span text:style-name="T970">*<text:s/></text:span><text:span text:style-name="T971">桌面粒子光效</text:span><text:span text:style-name="T972"/></text:p>
      <text:p text:style-name="P1"><text:span text:style-name="T973">*<text:s/></text:span><text:span text:style-name="T974">赌桌边缘金色描边</text:span><text:span text:style-name="T975"/></text:p>
      <text:p text:style-name="P1"><text:span text:style-name="T976">*<text:s/></text:span><text:span text:style-name="T977">背景微动态光晕</text:span><text:span text:style-name="T978"/></text:p>
      <text:p text:style-name="P1"><text:span text:style-name="T979">*<text:s/></text:span><text:span text:style-name="T980">胜利音效</text:span><text:span text:style-name="T981"/></text:p>
      <text:p text:style-name="P1"><text:span text:style-name="T982">*<text:s/></text:span><text:span text:style-name="T983">链上成功音效<text:s/></text:span><text:span text:style-name="T984"/></text:p>
      <text:p text:style-name="P1"><text:span text:style-name="T985"/></text:p>
      <text:p text:style-name="P1"><text:span text:style-name="T986">编写完成将合约与前端正确连接</text:span><text:span text:style-name="T987">，</text:span><text:span text:style-name="T988">并启动前端服务器</text:span><text:span text:style-name="T9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